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_arrays" table:style-name="ta1">
        <table:shapes>
          <draw:frame draw:z-index="0" draw:style-name="gr1" draw:text-style-name="P1" svg:width="453.57pt" svg:height="254.78pt" svg:x="242.19pt" svg:y="95.7pt">
            <draw:object draw:notify-on-update-of-ranges="2_arrays.A1:2_arrays.A80 2_arrays.B1:2_arrays.B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1:49:51.277000000</dc:date>
    <meta:editing-duration>PT2M13S</meta:editing-duration>
    <meta:editing-cycles>1</meta:editing-cycles>
    <meta:document-statistic meta:table-count="1" meta:cell-count="160" meta:object-count="1"/>
    <meta:generator>LibreOffice/6.0.2.1$Windows_x86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3.702cm" svg:y="4.192cm" style:legend-expansion="high" chart:style-name="ch2"/>
        <chart:plot-area chart:style-name="ch3" table:cell-range-address="2_arrays.A1:2_arrays.B80" svg:x="0.32cm" svg:y="0.179cm" svg:width="13.062cm" svg:height="8.631cm">
          <chartooo:coordinate-region svg:x="1.058cm" svg:y="0.382cm" svg:width="12.079cm" svg:height="7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_arrays.B1:2_arrays.B80" chart:class="chart:scatter">
            <chart:domain table:cell-range-address="2_arrays.A1:2_arrays.A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_arrays.A1:2_arrays.A80</svg:desc>
                </draw:g>
              </table:table-cell>
              <table:table-cell office:value-type="float" office:value="0">
                <text:p>0</text:p>
                <draw:g>
                  <svg:desc>2_arrays.B1:2_arrays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